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408a" officeooo:paragraph-rsid="0007408a"/>
    </style:style>
    <style:style style:name="P2" style:family="paragraph" style:parent-style-name="Standard">
      <style:text-properties officeooo:rsid="0008aa10" officeooo:paragraph-rsid="0008aa10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7408a" officeooo:paragraph-rsid="0007408a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08c739" officeooo:paragraph-rsid="0008c739"/>
    </style:style>
    <style:style style:name="P5" style:family="paragraph" style:parent-style-name="Standard">
      <style:text-properties officeooo:rsid="00096dad" officeooo:paragraph-rsid="00096d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第一天学习Java</text:p>
      <text:p text:style-name="P1"/>
      <text:p text:style-name="P1">1、进入DOS窗口，执行java -version</text:p>
      <text:p text:style-name="P1">查看当系统中安装的JDK</text:p>
      <text:p text:style-name="P1">若看到如下信息：</text:p>
      <text:p text:style-name="P1">'java' 不是内部或外部命令，也不是可运行的程序或批处理文件。</text:p>
      <text:p text:style-name="P1">小结：说明当前系统中没有安装任何版本的JDK</text:p>
      <text:p text:style-name="P1"/>
      <text:p text:style-name="P2">2、采用”傻瓜式安装“进行安装JDK的安装</text:p>
      <text:p text:style-name="P2"/>
      <text:p text:style-name="P2">JDK配置</text:p>
      <text:p text:style-name="P2">1、创建一个系统环境变量：JAVA_HOME,值为”JDK在计算机上安装的路径“。</text:p>
      <text:p text:style-name="P4">2、编辑或修改系统境变量：path,在该变量的值最前面加上如下内容:%JAVA_HOME%\bin; <text:s text:c="15"/></text:p>
      <text:p text:style-name="P5">3、创建或编辑用户环境变量：classpath,在其值后加如下内容：</text:p>
      <text:p text:style-name="P5">%JAVA_HOME%\lib\tools.jar;%JAVA_HOME%\bin\dt.jar;.</text:p>
      <text:p text:style-name="P5"/>
      <text:p text:style-name="P5">安装完毕后，从新执行java -version 命令，可以看到</text:p>
      <text:p text:style-name="P5"/>
      <text:p text:style-name="P5">java version "1.7.0_55" </text:p>
      <text:p text:style-name="P5">OpenJDK Runtime Environment (IcedTea 2.4.7) (7u55-2.4.7-1ubuntu1) </text:p>
      <text:p text:style-name="P5">OpenJDK 64-Bit Server VM (build 24.51-b03, mixed mode) </text:p>
      <text:p text:style-name="P5"/>
      <text:p text:style-name="P5">验证安装是否成功</text:p>
      <text:p text:style-name="P5">java -version <text:s text:c="5"/>--查看jre</text:p>
      <text:p text:style-name="P5">javac <text:tab/><text:tab/> <text:s text:c="4"/>--查看java运行信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14:43:45.293131256</meta:creation-date>
    <dc:date>2014-07-09T08:29:34.301316893</dc:date>
    <meta:editing-duration>PT31M</meta:editing-duration>
    <meta:editing-cycles>4</meta:editing-cycles>
    <meta:generator>LibreOffice/4.2.3.3$Linux_X86_64 LibreOffice_project/420m0$Build-3</meta:generator>
    <meta:document-statistic meta:table-count="0" meta:image-count="0" meta:object-count="0" meta:page-count="1" meta:paragraph-count="19" meta:word-count="249" meta:character-count="561" meta:non-whitespace-character-count="509"/>
  </office:meta>
</office:document-meta>
</file>